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e899a" officeooo:paragraph-rsid="000e899a"/>
    </style:style>
    <style:style style:name="P2" style:family="paragraph" style:parent-style-name="Standard">
      <style:text-properties officeooo:rsid="000e899a" officeooo:paragraph-rsid="000e899a"/>
    </style:style>
    <style:style style:name="P3" style:family="paragraph" style:parent-style-name="Standard">
      <style:text-properties officeooo:rsid="000e899a" officeooo:paragraph-rsid="0010476f"/>
    </style:style>
    <style:style style:name="P4" style:family="paragraph" style:parent-style-name="Standard">
      <style:text-properties officeooo:rsid="0010476f" officeooo:paragraph-rsid="0010476f"/>
    </style:style>
    <style:style style:name="P5" style:family="paragraph" style:parent-style-name="Standard">
      <style:text-properties officeooo:rsid="001112e3" officeooo:paragraph-rsid="001112e3"/>
    </style:style>
    <style:style style:name="T1" style:family="text">
      <style:text-properties officeooo:rsid="0010476f"/>
    </style:style>
    <style:style style:name="T2" style:family="text">
      <style:text-properties officeooo:rsid="001112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1">11</text:span> Feb 2020</text:p>
      <text:p text:style-name="P1">Group I</text:p>
      <text:p text:style-name="P3">Present: Colin, Peter, Mariah, Stefan </text:p>
      <text:p text:style-name="P3">Absent: Alex</text:p>
      <text:p text:style-name="P1">Started: <text:span text:style-name="T1">5:00</text:span> pm</text:p>
      <text:p text:style-name="P1"/>
      <text:p text:style-name="P4">This meeting focused on identifying any trouble that each individual programmer was facing with their section. With preliminary planning set in stone the week before, each programmer had set out to learn more about the container environment they would be building this game in. </text:p>
      <text:p text:style-name="P1"/>
      <text:p text:style-name="P1">Alex had a medical emergency.</text:p>
      <text:p text:style-name="P1"/>
      <text:p text:style-name="P4">Peter and Stefan immediately began discussing what they had learned about GridBagLayout, and the constraints that needed to be carefully specified for objects. Peter had established buttons with the needed functionality, but could not orient them at the top of the page properly. </text:p>
      <text:p text:style-name="P4">Stefan had also successfully set up an empty game board in the middle of the container that should fit all tile elements. Orientation was less of a concern for him, rather getting Peter’s buttons to work with his board was the next big task. Some experimentation <text:s/>later, Peter’s buttons have been aligned with Stefan’s board.</text:p>
      <text:p text:style-name="P1"/>
      <text:p text:style-name="P4">Colin and Mariah have brought forth excellent additions to the tile placement, which included using two For Loops to add and <text:span text:style-name="T2">space the </text:span>tiles on either side of the container. Colin established an array for these <text:span text:style-name="T2">JPanel (tile) </text:span>elements <text:span text:style-name="T2">to be stored, and set up their respective attributes with JPanel methods. Their next big challenge will be rendering these tiles to the board, and orienting them with the board/menu buttons.</text:span></text:p>
      <text:p text:style-name="P1"/>
      <text:p text:style-name="P5">The meeting was wrapped up by discussing what needs to be further researched, which included learning more about Jframe, GridBagLayout, and Jpanel. We are working towards a good finished product for the first submission, but we’d like to fully understand how to manipulate objects in this specific layout manager. </text:p>
      <text:p text:style-name="P5"/>
      <text:p text:style-name="P5">Stefan agreed to type up the revised plan, and the minutes from this meeting. He also opened up a Google doc, shared via Google Drive that allowed for on-the-fly editing, before any serious changes are pushed to the repo. </text:p>
      <text:p text:style-name="P1"/>
      <text:p text:style-name="P1">Meeting ended: <text:span text:style-name="T2">6:30</text:span>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7:22:47.859544731</meta:creation-date>
    <meta:generator>LibreOffice/5.2.7.2$Linux_X86_64 LibreOffice_project/20m0$Build-2</meta:generator>
    <dc:date>2020-02-12T15:40:34.231441070</dc:date>
    <meta:editing-duration>PT8M13S</meta:editing-duration>
    <meta:editing-cycles>2</meta:editing-cycles>
    <meta:document-statistic meta:table-count="0" meta:image-count="0" meta:object-count="0" meta:page-count="1" meta:paragraph-count="13" meta:word-count="324" meta:character-count="1986" meta:non-whitespace-character-count="1669"/>
  </office:meta>
</office:document-meta>
</file>